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swis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631b9" officeooo:paragraph-rsid="000631b9"/>
    </style:style>
    <style:style style:name="P2" style:family="paragraph" style:parent-style-name="Standard">
      <style:text-properties officeooo:paragraph-rsid="000631b9"/>
    </style:style>
    <style:style style:name="P3" style:family="paragraph" style:parent-style-name="Standard">
      <style:text-properties officeooo:rsid="0007cd92" officeooo:paragraph-rsid="0007cd92"/>
    </style:style>
    <style:style style:name="P4" style:family="paragraph" style:parent-style-name="Standard">
      <style:text-properties officeooo:rsid="00092e17" officeooo:paragraph-rsid="00092e17"/>
    </style:style>
    <style:style style:name="P5" style:family="paragraph" style:parent-style-name="Standard">
      <style:text-properties officeooo:paragraph-rsid="000c801f"/>
    </style:style>
    <style:style style:name="P6" style:family="paragraph" style:parent-style-name="Standard">
      <style:text-properties officeooo:paragraph-rsid="0012d444"/>
    </style:style>
    <style:style style:name="P7" style:family="paragraph" style:parent-style-name="Standard">
      <loext:graphic-properties draw:fill="solid" draw:fill-color="#ffffff"/>
      <style:paragraph-properties fo:margin-top="0cm" fo:margin-bottom="0cm" loext:contextual-spacing="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8" style:family="paragraph" style:parent-style-name="Standard">
      <loext:graphic-properties draw:fill="solid" draw:fill-color="#ffffff"/>
      <style:paragraph-properties fo:margin-top="0cm" fo:margin-bottom="0cm" loext:contextual-spacing="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212121" style:font-name="Arial" fo:font-size="12pt" style:font-name-asian="Times New Roman" style:font-size-asian="12pt" style:language-asian="fr" style:country-asian="FR" style:font-name-complex="Arial1" style:font-size-complex="12pt"/>
    </style:style>
    <style:style style:name="P9" style:family="paragraph" style:parent-style-name="Standard">
      <loext:graphic-properties draw:fill="solid" draw:fill-color="#ffffff"/>
      <style:paragraph-properties fo:margin-top="0cm" fo:margin-bottom="0cm" loext:contextual-spacing="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212121" style:font-name="Arial" fo:font-size="13pt" style:text-underline-style="solid" style:text-underline-width="auto" style:text-underline-color="font-color" officeooo:rsid="00049301" officeooo:paragraph-rsid="00049301" style:font-name-asian="Times New Roman" style:font-size-asian="13pt" style:language-asian="fr" style:country-asian="FR" style:font-name-complex="Arial1" style:font-size-complex="13pt"/>
    </style:style>
    <style:style style:name="P10" style:family="paragraph" style:parent-style-name="Standard">
      <loext:graphic-properties draw:fill="solid" draw:fill-color="#ffffff"/>
      <style:paragraph-properties fo:margin-top="0cm" fo:margin-bottom="0cm" loext:contextual-spacing="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rsid="000193bd" officeooo:paragraph-rsid="000193bd"/>
    </style:style>
    <style:style style:name="P11" style:family="paragraph" style:parent-style-name="Standard">
      <loext:graphic-properties draw:fill="solid" draw:fill-color="#ffffff"/>
      <style:paragraph-properties fo:margin-top="0cm" fo:margin-bottom="0cm" loext:contextual-spacing="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3pt" style:text-underline-style="solid" style:text-underline-width="auto" style:text-underline-color="font-color" officeooo:rsid="000193bd" officeooo:paragraph-rsid="000193bd" style:font-size-asian="13pt" style:font-size-complex="13pt"/>
    </style:style>
    <style:style style:name="P12" style:family="paragraph" style:parent-style-name="Standard" style:master-page-name="Standard">
      <loext:graphic-properties draw:fill="solid" draw:fill-color="#ffffff"/>
      <style:paragraph-properties fo:margin-top="0cm" fo:margin-bottom="0cm" loext:contextual-spacing="false" fo:text-align="center" style:justify-single-word="false" style:page-number="auto"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3pt" style:text-underline-style="solid" style:text-underline-width="auto" style:text-underline-color="font-color" officeooo:rsid="000ac8fb" officeooo:paragraph-rsid="000ac8fb" style:font-size-asian="13pt" style:font-size-complex="13pt"/>
    </style:style>
    <style:style style:name="P13" style:family="paragraph" style:parent-style-name="Text_20_body">
      <style:text-properties officeooo:paragraph-rsid="000acf92"/>
    </style:style>
    <style:style style:name="P14" style:family="paragraph" style:parent-style-name="Text_20_body">
      <style:text-properties style:font-name="arial" fo:font-size="12pt" style:font-size-asian="12pt" style:font-size-complex="12pt"/>
    </style:style>
    <style:style style:name="P15" style:family="paragraph" style:parent-style-name="Text_20_body">
      <style:text-properties style:font-name="arial" fo:font-size="12pt" officeooo:rsid="0007cd92" officeooo:paragraph-rsid="000acf92" style:font-size-asian="12pt" style:font-size-complex="12pt"/>
    </style:style>
    <style:style style:name="P16" style:family="paragraph" style:parent-style-name="Text_20_body">
      <style:text-properties officeooo:paragraph-rsid="000e8c01"/>
    </style:style>
    <style:style style:name="P17" style:family="paragraph" style:parent-style-name="Text_20_body">
      <style:text-properties officeooo:paragraph-rsid="000fc372"/>
    </style:style>
    <style:style style:name="P18" style:family="paragraph" style:parent-style-name="Text_20_body">
      <style:text-properties officeooo:paragraph-rsid="000c801f"/>
    </style:style>
    <style:style style:name="P19" style:family="paragraph" style:parent-style-name="Text_20_body">
      <style:text-properties officeooo:rsid="00113f63" officeooo:paragraph-rsid="00113f63"/>
    </style:style>
    <style:style style:name="P20" style:family="paragraph" style:parent-style-name="HTML_20_Preformatted">
      <loext:graphic-properties draw:fill="solid" draw:fill-color="#ffffff"/>
      <style:paragraph-properties fo:background-color="#ffffff"/>
    </style:style>
    <style:style style:name="P21" style:family="paragraph" style:parent-style-name="HTML_20_Preformatted">
      <loext:graphic-properties draw:fill="solid" draw:fill-color="#ffffff"/>
      <style:paragraph-properties fo:background-color="#ffffff"/>
      <style:text-properties fo:color="#212121" style:font-name="Arial" fo:font-size="12pt" style:font-size-asian="12pt" style:font-name-complex="Arial1" style:font-size-complex="12pt"/>
    </style:style>
    <style:style style:name="P22" style:family="paragraph" style:parent-style-name="HTML_20_Preformatted">
      <loext:graphic-properties draw:fill="solid" draw:fill-color="#ffffff"/>
      <style:paragraph-properties fo:background-color="#ffffff"/>
      <style:text-properties fo:font-weight="normal" style:font-weight-asian="normal" style:font-weight-complex="normal"/>
    </style:style>
    <style:style style:name="P23" style:family="paragraph" style:parent-style-name="Heading_20_4">
      <style:text-properties officeooo:paragraph-rsid="000c801f"/>
    </style:style>
    <style:style style:name="T1" style:family="text">
      <style:text-properties fo:color="#212121" style:font-name="Arial" fo:font-size="12pt" style:font-name-asian="Times New Roman" style:font-size-asian="12pt" style:language-asian="fr" style:country-asian="FR" style:font-name-complex="Arial1" style:font-size-complex="12pt"/>
    </style:style>
    <style:style style:name="T2" style:family="text">
      <style:text-properties fo:color="#212121" style:font-name="Arial" fo:font-size="12pt" style:font-size-asian="12pt" style:font-name-complex="Arial1" style:font-size-complex="12pt"/>
    </style:style>
    <style:style style:name="T3" style:family="text">
      <style:text-properties fo:color="#212121" style:font-name="Arial" fo:font-size="12pt" officeooo:rsid="00092e17" style:font-size-asian="12pt" style:font-name-complex="Arial1" style:font-size-complex="12pt"/>
    </style:style>
    <style:style style:name="T4" style:family="text">
      <style:text-properties fo:color="#212121" style:font-name="Arial" fo:font-size="12pt" fo:font-weight="bold" style:font-size-asian="12pt" style:font-weight-asian="bold" style:font-name-complex="Arial1" style:font-size-complex="12pt"/>
    </style:style>
    <style:style style:name="T5" style:family="text">
      <style:text-properties fo:color="#212121" style:font-name="Arial" officeooo:rsid="00092e17" style:font-name-asian="Times New Roman" style:language-asian="fr" style:country-asian="FR" style:font-name-complex="Arial1"/>
    </style:style>
    <style:style style:name="T6" style:family="text">
      <style:text-properties fo:color="#212121" style:font-name="Arial" style:font-name-asian="Times New Roman" style:language-asian="fr" style:country-asian="FR" style:font-name-complex="Arial1"/>
    </style:style>
    <style:style style:name="T7" style:family="text">
      <style:text-properties style:font-name="Arial" fo:font-size="12pt" style:font-size-asian="12pt" style:font-name-complex="Arial1" style:font-size-complex="12pt"/>
    </style:style>
    <style:style style:name="T8" style:family="text">
      <style:text-properties style:font-name="Arial" fo:font-size="12pt" officeooo:rsid="00031c1a" style:font-size-asian="12pt" style:font-name-complex="Arial1" style:font-size-complex="12pt"/>
    </style:style>
    <style:style style:name="T9" style:family="text">
      <style:text-properties style:font-name="Arial" fo:font-size="12pt" officeooo:rsid="0004437b" style:font-size-asian="12pt" style:font-name-complex="Arial1" style:font-size-complex="12pt"/>
    </style:style>
    <style:style style:name="T10" style:family="text">
      <style:text-properties style:font-name="Arial" fo:font-size="12pt" officeooo:rsid="000631b9" style:font-size-asian="12pt" style:font-name-complex="Arial1" style:font-size-complex="12pt"/>
    </style:style>
    <style:style style:name="T11" style:family="text">
      <style:text-properties style:font-name="Arial" fo:font-size="12pt" officeooo:rsid="0007cd92" style:font-size-asian="12pt" style:font-name-complex="Arial1" style:font-size-complex="12pt"/>
    </style:style>
    <style:style style:name="T12" style:family="text">
      <style:text-properties style:font-name="Arial" fo:font-size="12pt" officeooo:rsid="00092e17" style:font-size-asian="12pt" style:font-name-complex="Arial1" style:font-size-complex="12pt"/>
    </style:style>
    <style:style style:name="T13" style:family="text">
      <style:text-properties style:font-name="Arial" fo:font-size="12pt" officeooo:rsid="000937ea" style:font-size-asian="12pt" style:font-name-complex="Arial1" style:font-size-complex="12pt"/>
    </style:style>
    <style:style style:name="T14" style:family="text">
      <style:text-properties style:font-name="Arial" fo:font-size="12pt" officeooo:rsid="000c801f" style:font-size-asian="12pt" style:font-name-complex="Arial1" style:font-size-complex="12pt"/>
    </style:style>
    <style:style style:name="T15" style:family="text">
      <style:text-properties style:font-name="Arial" fo:font-size="12pt" officeooo:rsid="0012d444" style:font-size-asian="12pt" style:font-name-complex="Arial1" style:font-size-complex="12pt"/>
    </style:style>
    <style:style style:name="T16" style:family="text">
      <style:text-properties style:font-name="Arial" fo:font-size="12pt" fo:font-weight="bold" officeooo:rsid="00080f15" style:font-size-asian="12pt" style:font-weight-asian="bold" style:font-name-complex="Arial1" style:font-size-complex="12pt" style:font-weight-complex="bold"/>
    </style:style>
    <style:style style:name="T17" style:family="text">
      <style:text-properties style:font-name="Arial" fo:font-size="12pt" fo:font-weight="bold" officeooo:rsid="00031c1a" style:font-size-asian="12pt" style:font-weight-asian="bold" style:font-name-complex="Arial1" style:font-size-complex="12pt" style:font-weight-complex="bold"/>
    </style:style>
    <style:style style:name="T18" style:family="text">
      <style:text-properties officeooo:rsid="00092e17"/>
    </style:style>
    <style:style style:name="T19" style:family="text">
      <style:text-properties fo:font-size="12pt" style:font-size-asian="12pt" style:font-size-complex="12pt"/>
    </style:style>
    <style:style style:name="T20" style:family="text">
      <style:text-properties fo:font-size="12pt" fo:language="fr" fo:country="FR" style:font-size-asian="12pt" style:font-size-complex="12pt"/>
    </style:style>
    <style:style style:name="T21" style:family="text">
      <style:text-properties fo:font-size="12pt" fo:language="fr" fo:country="FR" officeooo:rsid="00113f63" style:font-size-asian="12pt" style:font-size-complex="12pt"/>
    </style:style>
    <style:style style:name="T22" style:family="text">
      <style:text-properties fo:font-size="12pt" fo:language="fr" fo:country="FR" officeooo:rsid="000fc372" style:font-size-asian="12pt" style:font-size-complex="12pt"/>
    </style:style>
    <style:style style:name="T23" style:family="text">
      <style:text-properties fo:language="fr" fo:country="FR"/>
    </style:style>
    <style:style style:name="T24" style:family="text">
      <style:text-properties fo:language="fr" fo:country="FR" fo:font-weight="normal" style:font-weight-asian="normal" style:font-weight-complex="normal"/>
    </style:style>
    <style:style style:name="T25" style:family="text">
      <style:text-properties fo:language="fr" fo:country="FR" officeooo:rsid="000e8c01"/>
    </style:style>
    <style:style style:name="T26" style:family="text">
      <style:text-properties style:font-name="arial"/>
    </style:style>
    <style:style style:name="T27" style:family="text">
      <style:text-properties style:font-name="arial" fo:font-size="12pt" fo:font-weight="bold" style:font-size-asian="12pt" style:font-weight-asian="bold" style:font-size-complex="12pt" style:font-weight-complex="bold"/>
    </style:style>
    <style:style style:name="T28" style:family="text">
      <style:text-properties style:font-name="arial" fo:font-size="12pt" fo:font-weight="bold" officeooo:rsid="0007cd92" style:font-size-asian="12pt" style:font-weight-asian="bold" style:font-size-complex="12pt" style:font-weight-complex="bold"/>
    </style:style>
    <style:style style:name="T29" style:family="text">
      <style:text-properties style:font-name="arial" fo:font-size="12pt" officeooo:rsid="0007cd92" style:font-size-asian="12pt" style:font-name-complex="Arial1" style:font-size-complex="12pt"/>
    </style:style>
    <style:style style:name="T30" style:family="text">
      <style:text-properties style:font-name="arial" fo:font-size="12pt" officeooo:rsid="000acf92" style:font-size-asian="12pt" style:font-name-complex="Arial1" style:font-size-complex="12pt"/>
    </style:style>
    <style:style style:name="T31" style:family="text">
      <style:text-properties style:font-name="arial" fo:font-size="12pt" officeooo:rsid="000c801f" style:font-size-asian="12pt" style:font-name-complex="Arial1" style:font-size-complex="12pt"/>
    </style:style>
    <style:style style:name="T32" style:family="text">
      <style:text-properties style:font-name="arial" fo:font-size="12pt" style:font-size-asian="12pt" style:font-size-complex="12pt"/>
    </style:style>
    <style:style style:name="T33" style:family="text">
      <style:text-properties style:font-name="arial" fo:font-size="12pt" officeooo:rsid="000acf92" style:font-size-asian="12pt" style:font-size-complex="12pt"/>
    </style:style>
    <style:style style:name="T34" style:family="text">
      <style:text-properties style:font-name="arial" fo:font-size="12pt" officeooo:rsid="000c801f" style:font-size-asian="12pt" style:font-size-complex="12pt"/>
    </style:style>
    <style:style style:name="T35" style:family="text">
      <style:text-properties style:font-name="arial" fo:font-size="12pt" officeooo:rsid="000e8c01" style:font-size-asian="12pt" style:font-size-complex="12pt"/>
    </style:style>
    <style:style style:name="T36" style:family="text">
      <style:text-properties style:font-name="arial" fo:font-size="12pt" fo:language="fr" fo:country="FR" style:font-size-asian="12pt" style:font-name-complex="Arial1" style:font-size-complex="12pt"/>
    </style:style>
    <style:style style:name="T37" style:family="text">
      <style:text-properties style:font-name="arial" fo:font-size="12pt" fo:language="fr" fo:country="FR" style:font-size-asian="12pt" style:font-size-complex="12pt"/>
    </style:style>
    <style:style style:name="T38" style:family="text">
      <style:text-properties style:font-name="arial" fo:font-size="12pt" fo:language="fr" fo:country="FR" officeooo:rsid="000acf92" style:font-size-asian="12pt" style:font-size-complex="12pt"/>
    </style:style>
    <style:style style:name="T39" style:family="text">
      <style:text-properties style:font-name="arial" fo:font-size="12pt" fo:language="fr" fo:country="FR" officeooo:rsid="000fc372" style:font-size-asian="12pt" style:font-size-complex="12pt"/>
    </style:style>
    <style:style style:name="T40" style:family="text">
      <style:text-properties style:font-name="arial" fo:font-size="12pt" fo:language="fr" fo:country="FR" officeooo:rsid="00113f63" style:font-size-asian="12pt" style:font-size-complex="12pt"/>
    </style:style>
    <style:style style:name="T41" style:family="text">
      <style:text-properties style:font-name="arial" fo:font-size="12pt" fo:language="fr" fo:country="FR" officeooo:rsid="000e8c01" style:font-size-asian="12pt" style:font-size-complex="12pt"/>
    </style:style>
    <style:style style:name="T42" style:family="text">
      <style:text-properties style:font-name="arial" fo:font-size="12pt" fo:language="fr" fo:country="FR" fo:font-weight="normal" style:font-size-asian="12pt" style:font-weight-asian="normal" style:font-size-complex="12pt" style:font-weight-complex="normal"/>
    </style:style>
    <style:style style:name="T43" style:family="text">
      <style:text-properties style:font-name="arial" fo:font-size="12pt" fo:language="fr" fo:country="FR" fo:font-weight="normal" officeooo:rsid="00113f63" style:font-size-asian="12pt" style:font-weight-asian="normal" style:font-size-complex="12pt" style:font-weight-complex="normal"/>
    </style:style>
    <style:style style:name="T44" style:family="text">
      <style:text-properties style:font-name="arial" fo:font-size="12pt" fo:font-weight="normal" officeooo:rsid="000c801f" style:font-size-asian="12pt" style:font-weight-asian="normal" style:font-name-complex="Arial1" style:font-size-complex="12pt" style:font-weight-complex="normal"/>
    </style:style>
    <style:style style:name="T45" style:family="text">
      <style:text-properties style:font-name="arial" fo:font-size="12pt" fo:font-weight="normal" officeooo:rsid="000ce609" style:font-size-asian="12pt" style:font-weight-asian="normal" style:font-name-complex="Arial1" style:font-size-complex="12pt" style:font-weight-complex="normal"/>
    </style:style>
    <style:style style:name="T46" style:family="text">
      <style:text-properties style:font-name="arial" fo:font-size="12pt" fo:font-weight="normal" officeooo:rsid="000e8c01" style:font-size-asian="12pt" style:font-weight-asian="normal" style:font-size-complex="12pt" style:font-weight-complex="normal"/>
    </style:style>
    <style:style style:name="T47" style:family="text">
      <style:text-properties style:font-name="arial" fo:language="fr" fo:country="FR"/>
    </style:style>
    <style:style style:name="T48" style:family="text">
      <style:text-properties style:font-name="arial" fo:language="fr" fo:country="FR" fo:font-weight="normal" style:font-weight-asian="normal" style:font-weight-complex="normal"/>
    </style:style>
    <style:style style:name="T49" style:family="text">
      <style:text-properties style:font-name="arial" fo:language="fr" fo:country="FR" officeooo:rsid="000e8c01"/>
    </style:style>
    <style:style style:name="T50" style:family="text">
      <style:text-properties style:font-name="arial" fo:language="fr" fo:country="FR" officeooo:rsid="00113f63"/>
    </style:style>
    <style:style style:name="T51" style:family="text">
      <style:text-properties style:font-name="arial" fo:language="fr" fo:country="FR" officeooo:rsid="000fc372"/>
    </style:style>
    <style:style style:name="T52" style:family="text">
      <style:text-properties style:font-name="arial" fo:font-weight="normal" officeooo:rsid="000e8c01" style:font-weight-asian="normal" style:font-weight-complex="normal"/>
    </style:style>
    <style:style style:name="T53" style:family="text">
      <style:text-properties style:font-name-complex="Arial1"/>
    </style:style>
    <style:style style:name="T54" style:family="text">
      <style:text-properties fo:font-weight="normal" officeooo:rsid="000e8c01"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5">E</text:span><text:span text:style-name="T6">XPOSE QUICKFLIP</text:span></text:p>
      <text:p text:style-name="P11"><text:span text:style-name="T5"/></text:p>
      <text:p text:style-name="P11"><text:span text:style-name="T5"/></text:p>
      <text:p text:style-name="P11"><text:span text:style-name="T5">1 ) </text:span><text:span text:style-name="T6">Présentation de QuickFlip</text:span></text:p>
      <text:p text:style-name="P10"><text:span text:style-name="T1"/></text:p>
      <text:p text:style-name="P7"><text:span text:style-name="T1"/></text:p>
      <text:p text:style-name="P7"><text:span text:style-name="T1">QuickFlip est un plugin jQuery qui utilise une astuce CSS pour faire en sorte qu'une div, un paragraphe ou tout autre élément de balisage HTML soit retourné comme une carte. Ce plugin jQuery s'intègre facilement à la page Web pour donner l'impression que toute l’image est retournée et affichée.</text:span></text:p>
      <text:p text:style-name="P8"/>
      <text:p text:style-name="P20"><text:span text:style-name="T2">QuickFlip utilise deux panneaux: un avant et un arrière. En cas de retournement, le panneau avant est divisé en deux. Les moitiés droite et gauche glissent l'une dans l'autre, puis l'inverse se produit avec le panneau arrière. Bien que ce ne soit pas aussi fluide qu'une animation Flash, tout se passe si vite que le panneau semble basculer.</text:span></text:p>
      <text:p text:style-name="P8"/>
      <text:p text:style-name="P8"/>
      <text:p text:style-name="P9"><text:span text:style-name="T18">2) </text:span>Utilisation de QuickFlip</text:p>
      <text:p text:style-name="P8"/>
      <text:p text:style-name="P8"/>
      <text:p text:style-name="P22"><text:span text:style-name="T3">2. 1) </text:span><text:span text:style-name="T2">Mettre QuickFlip sur votre site web</text:span></text:p>
      <text:p text:style-name="P21"/>
      <text:p text:style-name="P20"><text:span text:style-name="T2">Encapsulez simplement le contenu que vous souhaitez retourner dans les divs avec la classe «quickFlipPanel», puis enveloppez-les dans un div avec la classe «quickFlip»</text:span></text:p>
      <text:p text:style-name="P20"><text:span text:style-name="T2">Notez également qu’il existe dans chaque panneau un élément de la classe «quickFlipCta». QuickFlip utilise cet appel à l'action pour déclencher le retournement lorsque l'utilisateur clique dessus. Vous pouvez également déclencher le basculement sans .quickFlipCta, à l'aide de la fonction quickFlip.flip () (voir ci-dessous).</text:span></text:p>
      <text:p text:style-name="P20"><text:span text:style-name="T2"/></text:p>
      <text:p text:style-name="Standard"><text:span text:style-name="T7">Outre les fichiers Javascript et CSS essentiels, vous aurez également besoin d'écrire pour que le logiciel QuickFlip fonctionne. QuickFlip reposant sur le positionnement absolu, vous devez définir une hauteur et une largeur pour .quickFlip.</text:span></text:p>
      <text:p text:style-name="P4"><text:span text:style-name="T7">Cf : </text:span><text:a xlink:type="simple" xlink:href="http://jonraasch.com/blog/quickflip-2-jquery-plugin" text:style-name="Internet_20_link" text:visited-style-name="Visited_20_Internet_20_Link"><text:span text:style-name="T7">http://jonraasch.com/blog/quickflip-2-jquery-plugin</text:span></text:a></text:p>
      <text:p text:style-name="Standard"><text:span text:style-name="T7"/></text:p>
      <text:p text:style-name="Standard"><text:span text:style-name="T12">2.2) </text:span><text:span text:style-name="T7">Utilisation avancée de QuickFlip</text:span></text:p>
      <text:p text:style-name="P5"><text:span text:style-name="T14">A) Les fonctions</text:span></text:p>
      <text:h text:style-name="P23" text:outline-level="4"><text:span text:style-name="Source_20_Text"><text:span text:style-name="T34">$.quickFlip( options ) </text:span></text:span><text:span text:style-name="T31">:</text:span><text:span text:style-name="T44"> </text:span><text:span text:style-name="T45">l</text:span><text:span text:style-name="T42">ance QuickFlip, attache des styles CSS et ajoute les éléments </text:span><text:span text:style-name="T43">du </text:span><text:span text:style-name="T42">DOM nécessaires.</text:span></text:h>
      <text:p text:style-name="P18"><text:span text:style-name="T42"/></text:p>
      <text:p text:style-name="P19"><text:span text:style-name="T42">Options : voir B)</text:span></text:p>
      <text:p text:style-name="P18"><text:span text:style-name="T42"/></text:p>
      <text:p text:style-name="Text_20_body"><text:soft-page-break/><text:span text:style-name="Source_20_Text"><text:span text:style-name="T32"/></text:span></text:p>
      <text:h text:style-name="Heading_20_4" text:outline-level="4"><text:span text:style-name="Source_20_Text"><text:span text:style-name="T32">$.quickFlipper( options, nextPanel, repeater ) </text:span></text:span><text:span text:style-name="T32">: </text:span><text:span text:style-name="T46">d</text:span><text:span text:style-name="T42">éclenche l'effet de retournement. </text:span></text:h>
      <text:p text:style-name="P16"><text:span text:style-name="Source_20_Text"><text:span text:style-name="T32"/></text:span></text:p>
      <text:p text:style-name="P16"><text:span text:style-name="Source_20_Text"><text:span text:style-name="T32">- options</text:span></text:span><text:span text:style-name="T32"> (Object) : </text:span><text:bookmark text:name="tw-target-text5"/><text:span text:style-name="T37">ces options écraseront </text:span><text:span text:style-name="T41">celles définies </text:span><text:span text:style-name="T37">dans</text:span><text:span text:style-name="T32"> </text:span><text:span text:style-name="Source_20_Text"><text:span text:style-name="T32">$.quickFlip()</text:span></text:span><text:span text:style-name="T32">. </text:span></text:p>
      <text:p text:style-name="P17"><text:span text:style-name="Source_20_Text"><text:span text:style-name="T32">- nextPanel</text:span></text:span><text:span text:style-name="T32"> (Integer) : </text:span><text:bookmark text:name="tw-target-text6"/><text:span text:style-name="T37">index du prochain panneau à afficher. Par défaut, </text:span><text:span text:style-name="T40">c’est </text:span><text:span text:style-name="T39">la <text:tab/>valeur</text:span><text:span text:style-name="T37"> « null » </text:span><text:span text:style-name="T40">qui </text:span><text:span text:style-name="T37">affiche automatiquement le prochain panneau. </text:span><text:span text:style-name="T40">S’il n’existe <text:tab/>pas, il boucle v</text:span><text:span text:style-name="T37">ers le premier panneau.</text:span></text:p>
      <text:p text:style-name="Text_20_body"><text:span text:style-name="Source_20_Text"><text:span text:style-name="T32">- repeater</text:span></text:span><text:span text:style-name="T32"> (Integer) : </text:span><text:bookmark text:name="tw-target-text7"/><text:span text:style-name="T37">nombre de fois </text:span><text:span text:style-name="T40">qu’il faut</text:span><text:span text:style-name="T37"> retourner le panneau. </text:span><text:span text:style-name="T40">D</text:span><text:span text:style-name="T37">éfinissez-le sur <text:tab/>-1 pour répéter l’effet de retournement indéfiniment.</text:span></text:p>
      <text:p text:style-name="Text_20_body"><text:span text:style-name="T32"/></text:p>
      <text:p text:style-name="Text_20_body"/>
      <text:p text:style-name="P6"><text:span text:style-name="T15">B) Les options</text:span></text:p>
      <text:p text:style-name="Standard"><text:span text:style-name="T7">Bien que QuickFlip de base soit facile à mettre en œuvre, plusieurs options peuvent être personnalisées par les utilisateurs expérimentés :</text:span></text:p>
      <text:p text:style-name="Standard"><text:span text:style-name="T7">Tout d'abord, la vitesse de retournement peut être personnalisée en ajustant le tableau quickFlip.speed. </text:span></text:p>
      <text:p text:style-name="Standard"><text:span text:style-name="T7">Le premier entier de ce tableau est la vitesse à laquelle le panneau avant se ferme et le second entier est la vitesse à laquelle le panneau arrière s'ouvre. </text:span></text:p>
      <text:p text:style-name="Standard"><text:span text:style-name="T7">Cela vous permet d’accélérer ou de ralentir n’importe quel groupe de panneaux. Assurez-vous simplement de ne pas trop ralentir - on l’appelle ‘QuickFlip’ pour une raison, si elle est trop lente, l’illusion se transforme en une erreur réelle </text:span><text:span text:style-name="T8">(faire une demo en modifiant la vitesse </text:span><text:span text:style-name="T9">à 480, 420 puis 580 et 520 </text:span><text:span text:style-name="T8">sur le jquery.quickflip.js du memory).</text:span></text:p>
      <text:p text:style-name="Standard"><text:span text:style-name="T16">R</text:span><text:span text:style-name="T17">efresh (boolean)</text:span><text:span text:style-name="T8"> : Permet d'actualiser l'animation QuickFlip chaque fois qu'un retournement est appelé. Utile si le contenu change de manière visuelle. Désactivé par défaut pour des raisons de performances.</text:span></text:p>
      <text:p text:style-name="Standard"><text:span text:style-name="Strong_20_Emphasis"><text:span text:style-name="T8">Easing function </text:span></text:span><text:span text:style-name="T8">: précise la vitesse d’exécution d’une animation pour la rendre plus réaliste. </text:span><text:span text:style-name="T11">2 possibilités : linear (vitesse constante) ou swing (légère accéleration puis ralentissement vers la fin). </text:span><text:span text:style-name="T13">Sur le memory la différence entre les 2 n’est pas vraiment visible.</text:span></text:p>
      <text:p text:style-name="P3"><text:span text:style-name="T7">Cf : </text:span><text:a xlink:type="simple" xlink:href="https://api.jqueryui.com/easings/" text:style-name="Internet_20_link" text:visited-style-name="Visited_20_Internet_20_Link"><text:span text:style-name="T7">https://api.jqueryui.com/easings/</text:span></text:a></text:p>
      <text:p text:style-name="P13"><text:span text:style-name="Source_20_Text"><text:span text:style-name="T28">panelWidth</text:span></text:span><text:span text:style-name="T29"> (</text:span><text:span text:style-name="T30">Nombre</text:span><text:span text:style-name="T29"> o</text:span><text:span text:style-name="T30">u</text:span><text:span text:style-name="T29"> </text:span><text:span text:style-name="T30">chaine de caractères </text:span><text:span text:style-name="T29">CSS ) : </text:span><text:bookmark text:name="tw-target-text"/><text:span text:style-name="T36">définit la largeur des panneaux QuickFlip de manière statique et empêche QuickFlip de générer automatiquement cette valeur en fonction des dimensions du panneau (cette opération peut également être réalisée via un simple code CSS).</text:span></text:p>
      <text:p text:style-name="P15"><text:span text:style-name="T53"><text:s/></text:span></text:p>
      <text:p text:style-name="Text_20_body"><text:soft-page-break/><text:span text:style-name="Source_20_Text"><text:span text:style-name="T32">p</text:span></text:span><text:span text:style-name="Source_20_Text"><text:span text:style-name="T27">anelHeight</text:span></text:span><text:span text:style-name="T32"> : </text:span><text:span text:style-name="T33">même chose pour </text:span><text:span text:style-name="T37">la </text:span><text:span text:style-name="T38">hauteur</text:span><text:span text:style-name="T37"> des panneaux QuickFlip.</text:span></text:p>
      <text:p text:style-name="P14"/>
      <text:p text:style-name="Text_20_body"><text:span text:style-name="Source_20_Text"><text:span text:style-name="T27">noResize</text:span></text:span><text:span text:style-name="T27"> (Boolean)</text:span><text:span text:style-name="T32"> : </text:span><text:span text:style-name="T33">d</text:span><text:span text:style-name="T37">ésactive </text:span><text:span text:style-name="T38">l’évènement de</text:span><text:span text:style-name="T37"> redimensionnement de la fenêtre qui rattache les panneaux QuickFlip au redimensionnement de la fenêtre. Définissez ceci sur true si votre wrapper QuickFlip n'est pas affecté par la taille de la fenêtre. La valeur par défaut est false.</text:span></text:p>
      <text:p text:style-name="Text_20_body"><text:span text:style-name="T8"/></text:p>
      <text:p text:style-name="P2"><text:span text:style-name="T8"><text:s/></text:span></text:p>
      <text:p text:style-name="P2"><text:span text:style-name="T8">E</text:span><text:span text:style-name="T10">xemples de quickflip :</text:span></text:p>
      <text:p text:style-name="Standard"><text:a xlink:type="simple" xlink:href="http://dev.jonraasch.com/quickflip/examples/" text:style-name="Internet_20_link" text:visited-style-name="Visited_20_Internet_20_Link"><text:span text:style-name="T8">http://dev.jonraasch.com/quickflip/examples/</text:span></text:a></text:p>
      <text:p text:style-name="Standard"><text:a xlink:type="simple" xlink:href="http://dev.jonraasch.com/quickflip/examples/hover-quickflips" text:style-name="Internet_20_link" text:visited-style-name="Visited_20_Internet_20_Link"><text:span text:style-name="T8">http://dev.jonraasch.com/quickflip/examples/hover-quickflips</text:span></text:a></text:p>
      <text:p text:style-name="P1"><text:span text:style-name="T8"/></text:p>
      <text:p text:style-name="P1"><text:span text:style-name="T8">E</text:span><text:span text:style-name="T7">xemples d’utilisation de QuickFlip : </text:span></text:p>
      <text:p text:style-name="P1"><text:a xlink:type="simple" xlink:href="http://localhost/memory/Exemple%20d'utilisation%20de%20quickflip/" text:style-name="Internet_20_link" text:visited-style-name="Visited_20_Internet_20_Link"><text:span text:style-name="T7">http://localhost/memory/Exemple%20d'utilisation%20de%20quickflip/</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swis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494cm"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TML_20_Preformatted" style:display-name="HTML Preformatted" style:family="paragraph" style:parent-style-name="Standard" style:default-outline-level="">
      <style:paragraph-properties fo:margin-top="0cm" fo:margin-bottom="0cm" loext:contextual-spacing="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Default_20_Paragraph_20_Font" style:display-name="Default Paragraph Font" style:family="text"/>
    <style:style style:name="Préformaté_20_HTML_20_Car" style:display-name="Préformaté HTML C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RINNE</meta:initial-creator>
    <meta:editing-cycles>4</meta:editing-cycles>
    <meta:print-date>2019-01-12T10:14:00</meta:print-date>
    <meta:creation-date>2019-01-12T10:19:00</meta:creation-date>
    <dc:date>2019-01-12T22:26:37.036835393</dc:date>
    <meta:editing-duration>PT12M35S</meta:editing-duration>
    <meta:generator>LibreOffice/6.0.7.3$Linux_X86_64 LibreOffice_project/00m0$Build-3</meta:generator>
    <meta:document-statistic meta:table-count="0" meta:image-count="0" meta:object-count="0" meta:page-count="3" meta:paragraph-count="36" meta:word-count="640" meta:character-count="4359" meta:non-whitespace-character-count="374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